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Ubuntu1" svg:font-family="Ubuntu" style:font-adornments="Έντονα" style:font-family-generic="swiss" style:font-pitch="variable"/>
    <style:font-face style:name="Ubuntu2" svg:font-family="Ubuntu" style:font-adornments="Κανονικά"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fo:font-size="10pt" officeooo:paragraph-rsid="001019de" style:font-size-asian="10pt" style:font-size-complex="10pt"/>
    </style:style>
    <style:style style:name="P2" style:family="paragraph" style:parent-style-name="Text_20_body">
      <style:text-properties officeooo:paragraph-rsid="00069441"/>
    </style:style>
    <style:style style:name="P3" style:family="paragraph" style:parent-style-name="Text_20_body">
      <style:paragraph-properties fo:text-align="center" style:justify-single-word="false"/>
      <style:text-properties style:font-name="Ubuntu" fo:font-size="22pt" officeooo:paragraph-rsid="00069441" style:font-size-asian="22pt" style:font-size-complex="22pt"/>
    </style:style>
    <style:style style:name="P4" style:family="paragraph" style:parent-style-name="Text_20_body">
      <style:text-properties officeooo:rsid="001e9c23" officeooo:paragraph-rsid="001e9c23"/>
    </style:style>
    <style:style style:name="P5" style:family="paragraph" style:parent-style-name="Text_20_body">
      <style:text-properties fo:language="en" fo:country="US" officeooo:rsid="0021185b" officeooo:paragraph-rsid="0021185b"/>
    </style:style>
    <style:style style:name="P6" style:family="paragraph" style:parent-style-name="Footer">
      <style:paragraph-properties fo:text-align="center" style:justify-single-word="false"/>
    </style:style>
    <style:style style:name="P7" style:family="paragraph" style:parent-style-name="Standard">
      <style:text-properties officeooo:rsid="00069441" officeooo:paragraph-rsid="00069441"/>
    </style:style>
    <style:style style:name="P8" style:family="paragraph" style:parent-style-name="Standard">
      <style:text-properties fo:language="en" fo:country="US"/>
    </style:style>
    <style:style style:name="P9" style:family="paragraph" style:parent-style-name="Standard">
      <style:text-properties style:font-name="Ubuntu" fo:language="en" fo:country="US"/>
    </style:style>
    <style:style style:name="P10" style:family="paragraph" style:parent-style-name="Standard">
      <style:paragraph-properties fo:hyphenation-ladder-count="no-limit">
        <style:tab-stops/>
      </style:paragraph-properties>
      <style:text-properties style:font-name="Ubuntu" fo:language="en" fo:country="US" fo:hyphenate="true" fo:hyphenation-remain-char-count="2" fo:hyphenation-push-char-count="2"/>
    </style:style>
    <style:style style:name="P11" style:family="paragraph" style:parent-style-name="Standard">
      <style:text-properties style:font-name="Ubuntu" fo:font-size="10pt" officeooo:rsid="00069441" officeooo:paragraph-rsid="0026c87f" style:font-size-asian="10pt" style:font-size-complex="10pt"/>
    </style:style>
    <style:style style:name="P12" style:family="paragraph" style:parent-style-name="Text_20_body">
      <style:paragraph-properties fo:margin-top="0cm" fo:margin-bottom="0cm" loext:contextual-spacing="false"/>
      <style:text-properties fo:language="en" fo:country="US"/>
    </style:style>
    <style:style style:name="P13" style:family="paragraph" style:parent-style-name="Text_20_body">
      <style:paragraph-properties fo:margin-top="0cm" fo:margin-bottom="0cm" loext:contextual-spacing="false"/>
      <style:text-properties fo:language="en" fo:country="US" officeooo:rsid="000adf9d" officeooo:paragraph-rsid="000adf9d"/>
    </style:style>
    <style:style style:name="P14" style:family="paragraph" style:parent-style-name="Text_20_body">
      <style:paragraph-properties fo:margin-top="0cm" fo:margin-bottom="0cm" loext:contextual-spacing="false" fo:line-height="100%"/>
      <style:text-properties fo:language="en" fo:country="US"/>
    </style:style>
    <style:style style:name="P15" style:family="paragraph" style:parent-style-name="Text_20_body">
      <style:paragraph-properties fo:margin-top="0cm" fo:margin-bottom="0cm" loext:contextual-spacing="false" fo:line-height="100%"/>
      <style:text-properties fo:language="en" fo:country="US" officeooo:rsid="0021185b" officeooo:paragraph-rsid="0021185b"/>
    </style:style>
    <style:style style:name="P16" style:family="paragraph" style:parent-style-name="Text_20_body">
      <style:paragraph-properties fo:margin-top="0cm" fo:margin-bottom="0cm" loext:contextual-spacing="false" fo:line-height="100%"/>
      <style:text-properties fo:language="en" fo:country="US" officeooo:rsid="0022cc93" officeooo:paragraph-rsid="0022cc93"/>
    </style:style>
    <style:style style:name="P17" style:family="paragraph" style:parent-style-name="Text_20_body">
      <style:paragraph-properties fo:margin-top="0cm" fo:margin-bottom="0cm" loext:contextual-spacing="false"/>
      <style:text-properties style:font-name="Ubuntu" fo:language="en" fo:country="US" officeooo:rsid="000adf9d" officeooo:paragraph-rsid="000adf9d"/>
    </style:style>
    <style:style style:name="P18" style:family="paragraph" style:parent-style-name="Title">
      <style:text-properties style:font-name="Ubuntu" officeooo:paragraph-rsid="001d1300"/>
    </style:style>
    <style:style style:name="P19" style:family="paragraph" style:parent-style-name="Standard" style:master-page-name="">
      <style:paragraph-properties fo:hyphenation-ladder-count="no-limit" style:page-number="auto">
        <style:tab-stops/>
      </style:paragraph-properties>
      <style:text-properties style:font-name="Ubuntu" fo:language="en" fo:country="US" fo:hyphenate="true" fo:hyphenation-remain-char-count="2" fo:hyphenation-push-char-count="2"/>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Heading_20_1">
      <style:paragraph-properties fo:break-before="page"/>
      <style:text-properties fo:language="en" fo:country="US" officeooo:rsid="00069441" officeooo:paragraph-rsid="00069441"/>
    </style:style>
    <style:style style:name="P23" style:family="paragraph" style:parent-style-name="Standard" style:list-style-name="L1">
      <style:text-properties officeooo:paragraph-rsid="002e693f"/>
    </style:style>
    <style:style style:name="P24" style:family="paragraph" style:parent-style-name="Standard">
      <style:text-properties style:font-name="Ubuntu" fo:language="en" fo:country="US"/>
    </style:style>
    <style:style style:name="P25" style:family="paragraph" style:parent-style-name="Standard" style:list-style-name="L1">
      <style:text-properties style:font-name="Ubuntu" fo:language="en" fo:country="US"/>
    </style:style>
    <style:style style:name="P26" style:family="paragraph" style:parent-style-name="Standard" style:list-style-name="L1">
      <style:text-properties style:font-name="Ubuntu" fo:language="en" fo:country="US" officeooo:paragraph-rsid="00069441"/>
    </style:style>
    <style:style style:name="P27" style:family="paragraph" style:parent-style-name="Standard" style:list-style-name="">
      <style:text-properties style:font-name="Ubuntu" fo:language="en" fo:country="US"/>
    </style:style>
    <style:style style:name="P28" style:family="paragraph" style:parent-style-name="Standard">
      <style:text-properties officeooo:paragraph-rsid="002e693f"/>
    </style:style>
    <style:style style:name="P29" style:family="paragraph" style:parent-style-name="Standard" style:list-style-name="L1">
      <style:paragraph-properties fo:break-before="page"/>
      <style:text-properties style:font-name="Ubuntu" fo:language="en" fo:country="US"/>
    </style:style>
    <style:style style:name="P30" style:family="paragraph" style:parent-style-name="Standard">
      <style:paragraph-properties fo:break-before="page"/>
      <style:text-properties style:font-name="Ubuntu" fo:language="en" fo:country="US" officeooo:rsid="002ce9a8" officeooo:paragraph-rsid="002ce9a8"/>
    </style:style>
    <style:style style:name="P31" style:family="paragraph" style:parent-style-name="Standard">
      <style:paragraph-properties fo:break-before="page"/>
      <style:text-properties style:font-name="Ubuntu" fo:language="en" fo:country="US" officeooo:paragraph-rsid="0030c50b"/>
    </style:style>
    <style:style style:name="P32" style:family="paragraph" style:parent-style-name="Text_20_body" style:list-style-name="L1"/>
    <style:style style:name="P33" style:family="paragraph" style:parent-style-name="Text_20_body" style:list-style-name="L1">
      <style:text-properties fo:language="en" fo:country="US"/>
    </style:style>
    <style:style style:name="P34" style:family="paragraph" style:parent-style-name="Text_20_body" style:list-style-name="L1">
      <style:text-properties fo:language="en" fo:country="US" officeooo:paragraph-rsid="000adf9d"/>
    </style:style>
    <style:style style:name="P35" style:family="paragraph" style:parent-style-name="Text_20_body" style:list-style-name="L1">
      <style:paragraph-properties fo:margin-top="0cm" fo:margin-bottom="0cm" loext:contextual-spacing="false" fo:line-height="100%"/>
      <style:text-properties fo:language="en" fo:country="US"/>
    </style:style>
    <style:style style:name="P36" style:family="paragraph" style:parent-style-name="Text_20_body" style:list-style-name="L1">
      <style:paragraph-properties fo:margin-top="0cm" fo:margin-bottom="0cm" loext:contextual-spacing="false" fo:line-height="100%"/>
      <style:text-properties fo:language="en" fo:country="US" officeooo:paragraph-rsid="00084e6d"/>
    </style:style>
    <style:style style:name="P37" style:family="paragraph" style:parent-style-name="Text_20_body" style:list-style-name="L1">
      <style:paragraph-properties fo:margin-top="0cm" fo:margin-bottom="0cm" loext:contextual-spacing="false"/>
      <style:text-properties fo:language="en" fo:country="US"/>
    </style:style>
    <style:style style:name="P38" style:family="paragraph" style:parent-style-name="Text_20_body" style:list-style-name="L1">
      <style:paragraph-properties fo:margin-top="0cm" fo:margin-bottom="0cm" loext:contextual-spacing="false"/>
      <style:text-properties fo:language="en" fo:country="US" officeooo:paragraph-rsid="00084e6d"/>
    </style:style>
    <style:style style:name="P39" style:family="paragraph" style:parent-style-name="Text_20_body" style:list-style-name="L2">
      <style:paragraph-properties fo:margin-top="0cm" fo:margin-bottom="0cm" loext:contextual-spacing="false"/>
      <style:text-properties fo:language="en" fo:country="US" officeooo:rsid="0012ad38" officeooo:paragraph-rsid="0013ec13"/>
    </style:style>
    <style:style style:name="P40" style:family="paragraph" style:parent-style-name="Text_20_body" style:list-style-name="L2">
      <style:paragraph-properties fo:margin-top="0cm" fo:margin-bottom="0cm" loext:contextual-spacing="false"/>
      <style:text-properties fo:language="en" fo:country="US" officeooo:rsid="0012ad38" officeooo:paragraph-rsid="0015d9f0"/>
    </style:style>
    <style:style style:name="P41" style:family="paragraph" style:parent-style-name="Text_20_body" style:list-style-name="L3">
      <style:paragraph-properties fo:margin-top="0cm" fo:margin-bottom="0cm" loext:contextual-spacing="false" fo:line-height="100%"/>
      <style:text-properties fo:language="en" fo:country="US" officeooo:rsid="0021185b" officeooo:paragraph-rsid="0021185b"/>
    </style:style>
    <style:style style:name="P42" style:family="paragraph" style:parent-style-name="Text_20_body">
      <style:paragraph-properties fo:margin-top="0cm" fo:margin-bottom="0cm" loext:contextual-spacing="false" fo:line-height="100%"/>
      <style:text-properties fo:language="en" fo:country="US" officeooo:rsid="0021185b" officeooo:paragraph-rsid="0021185b"/>
    </style:style>
    <style:style style:name="P43" style:family="paragraph" style:parent-style-name="Text_20_body" style:list-style-name="L3">
      <style:paragraph-properties fo:margin-top="0cm" fo:margin-bottom="0cm" loext:contextual-spacing="false" fo:line-height="100%"/>
      <style:text-properties fo:language="en" fo:country="US" officeooo:rsid="0022cc93" officeooo:paragraph-rsid="0022cc93"/>
    </style:style>
    <style:style style:name="P44" style:family="paragraph" style:parent-style-name="Text_20_body">
      <style:paragraph-properties fo:margin-top="0cm" fo:margin-bottom="0cm" loext:contextual-spacing="false" fo:line-height="100%"/>
      <style:text-properties fo:language="en" fo:country="US" officeooo:rsid="0022cc93" officeooo:paragraph-rsid="0022cc93"/>
    </style:style>
    <style:style style:name="P45" style:family="paragraph" style:parent-style-name="Text_20_body" style:list-style-name="L4">
      <style:paragraph-properties fo:margin-top="0cm" fo:margin-bottom="0cm" loext:contextual-spacing="false"/>
      <style:text-properties fo:language="en" fo:country="US" officeooo:rsid="0024fad3" officeooo:paragraph-rsid="0024fad3"/>
    </style:style>
    <style:style style:name="P46" style:family="paragraph" style:parent-style-name="Text_20_body" style:list-style-name="L4">
      <style:paragraph-properties fo:margin-top="0cm" fo:margin-bottom="0cm" loext:contextual-spacing="false"/>
      <style:text-properties fo:language="en" fo:country="US" officeooo:rsid="0025e59c" officeooo:paragraph-rsid="0025e59c"/>
    </style:style>
    <style:style style:name="P47" style:family="paragraph" style:parent-style-name="Text_20_body">
      <style:paragraph-properties fo:margin-top="0cm" fo:margin-bottom="0cm" loext:contextual-spacing="false" fo:line-height="100%"/>
      <style:text-properties fo:language="en" fo:country="US" officeooo:rsid="002b2b7d" officeooo:paragraph-rsid="002b2b7d"/>
    </style:style>
    <style:style style:name="P48" style:family="paragraph" style:parent-style-name="Text_20_body" style:list-style-name="L1">
      <style:paragraph-properties fo:margin-top="0cm" fo:margin-bottom="0cm" loext:contextual-spacing="false"/>
      <style:text-properties style:font-name="Ubuntu" fo:language="en" fo:country="US" officeooo:paragraph-rsid="000adf9d"/>
    </style:style>
    <style:style style:name="P49" style:family="paragraph" style:parent-style-name="Text_20_body" style:list-style-name="L3">
      <style:paragraph-properties fo:margin-top="0cm" fo:margin-bottom="0cm" loext:contextual-spacing="false" fo:line-height="100%"/>
      <style:text-properties style:font-name="Ubuntu2" fo:language="en" fo:country="US" officeooo:rsid="0021185b" officeooo:paragraph-rsid="0022cc93"/>
    </style:style>
    <style:style style:name="P50" style:family="paragraph" style:parent-style-name="Text_20_body">
      <style:paragraph-properties fo:margin-top="0cm" fo:margin-bottom="0cm" loext:contextual-spacing="false" fo:line-height="100%" fo:break-before="page"/>
      <style:text-properties fo:language="en" fo:country="US" officeooo:rsid="00289296" officeooo:paragraph-rsid="00289296"/>
    </style:style>
    <style:style style:name="P51" style:family="paragraph" style:parent-style-name="Text_20_body">
      <style:paragraph-properties fo:margin-top="0cm" fo:margin-bottom="0cm" loext:contextual-spacing="false" fo:line-height="100%" fo:break-before="page"/>
      <style:text-properties fo:language="en" fo:country="US" officeooo:rsid="002ea1cf" officeooo:paragraph-rsid="002ea1cf"/>
    </style:style>
    <style:style style:name="P52" style:family="paragraph" style:parent-style-name="Text_20_body">
      <style:paragraph-properties fo:margin-top="0cm" fo:margin-bottom="0cm" loext:contextual-spacing="false" fo:line-height="100%" fo:break-before="page"/>
      <style:text-properties fo:language="en" fo:country="US" officeooo:rsid="0022cc93" officeooo:paragraph-rsid="0022cc93"/>
    </style:style>
    <style:style style:name="P53" style:family="paragraph" style:parent-style-name="Text_20_body" style:list-style-name="L1">
      <style:paragraph-properties fo:break-before="page"/>
      <style:text-properties fo:language="en" fo:country="US"/>
    </style:style>
    <style:style style:name="T1" style:family="text">
      <style:text-properties officeooo:rsid="001019de"/>
    </style:style>
    <style:style style:name="T2" style:family="text">
      <style:text-properties officeooo:rsid="00069441"/>
    </style:style>
    <style:style style:name="T3" style:family="text">
      <style:text-properties fo:language="en" fo:country="US"/>
    </style:style>
    <style:style style:name="T4" style:family="text">
      <style:text-properties fo:language="en" fo:country="US" officeooo:rsid="000adf9d"/>
    </style:style>
    <style:style style:name="T5" style:family="text">
      <style:text-properties fo:language="en" fo:country="US" officeooo:rsid="00069441"/>
    </style:style>
    <style:style style:name="T6" style:family="text">
      <style:text-properties fo:language="en" fo:country="US" officeooo:rsid="001d1300"/>
    </style:style>
    <style:style style:name="T7" style:family="text">
      <style:text-properties officeooo:rsid="001a1f04"/>
    </style:style>
    <style:style style:name="T8" style:family="text">
      <style:text-properties officeooo:rsid="001d1300"/>
    </style:style>
    <style:style style:name="T9" style:family="text">
      <style:text-properties officeooo:rsid="0012ad38"/>
    </style:style>
    <style:style style:name="T10" style:family="text">
      <style:text-properties officeooo:rsid="0021185b"/>
    </style:style>
    <style:style style:name="T11" style:family="text">
      <style:text-properties fo:font-style="italic" style:font-style-asian="italic" style:font-style-complex="italic"/>
    </style:style>
    <style:style style:name="T12" style:family="text">
      <style:text-properties officeooo:rsid="0022cc93"/>
    </style:style>
    <style:style style:name="T13" style:family="text">
      <style:text-properties style:font-name="Ubuntu2" fo:language="en" fo:country="US" officeooo:rsid="001d1300"/>
    </style:style>
    <style:style style:name="T14" style:family="text">
      <style:text-properties style:font-name="Ubuntu2" fo:language="en" fo:country="US" officeooo:rsid="00295e97"/>
    </style:style>
    <style:style style:name="T15" style:family="text">
      <style:text-properties style:font-name="Ubuntu"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Ψηφιακή Οικονομικ<text:span text:style-name="T8">ή<text:line-break/></text:span>Τεστ <text:span text:style-name="T8">Λεκτικής Νοημοσύνης</text:span></text:p>
      <text:p text:style-name="P7"/>
      <text:p text:style-name="P2"/>
      <text:p text:style-name="P3"><text:span text:style-name="T2">Βλάχου Χρυσή<text:line-break/></text:span>Παϊλας Κωνσταντίνος<text:line-break/>Παπαϊωάννου Παναγιώτης<text:line-break/>Τερζόγλου Θεόδωρος<text:line-break/>Τσιρπάνης Θεόδωρο<text:span text:style-name="T7">ς</text:span></text:p>
      <text:p text:style-name="P3"/>
      <text:p text:style-name="P11">Υπεύθυνος καθηγητής: Στειακάκης Εμμανουήλ</text:p>
      <text:p text:style-name="P11"/>
      <text:p text:style-name="P11">Πανεπιστήμιο Μακεδονίας, Τμήμα Εφαρμοσμένης Πληροφορικής</text:p>
      <text:h text:style-name="P22" text:outline-level="1">Test 1</text:h>
      <text:p text:style-name="P4"><text:span text:style-name="T5">R</text:span><text:span text:style-name="T3">ead the following text:</text:span></text:p>
      <text:p text:style-name="P19">It is well known that the climate is affected by human activities. Ever since the Industrial Revolution, the effects of climate change have been more apparent than ever. Despite the widespread acceptance, there are many people who either deny or downplay the human involvement in the above facts and ignore the overwhelming data that prove the opposite. Scientific research is demonstrating that the average global temperature is rising at increasing rates. The rising temperatures, the ozone hole and extreme weather phenomena are getting more and more alarming. The causes leading to climate change are many and dangerous.</text:p>
      <text:p text:style-name="P10"/>
      <text:p text:style-name="P10">First of all, one of the primary causes of climate change is air pollution. The infamous carbon dioxide (also known as CO2), a byproduct of the combustion of fossil fuels is the main culprit of the greenhouse effect. This effect traps the solar rays inside the atmosphere, increasing the global temperature and causing disruption to the natural habitats. CO2 is also emitted by livestock used for food. Petrol and its derivatives are widely used in the energy production industry, yielding 36 billion tons of CO2 last year. These fuels are also used for the transportation of people and goods and are vital for our civilization.</text:p>
      <text:p text:style-name="P10"/>
      <text:p text:style-name="P10">Another crucial factor is deforestation, or in other words, the shrinking of the forest surfaces. When trees are photosynthesi<text:span text:style-name="T10">zi</text:span>ng they absorb CO2, which is released when the plant is decomposed or burnt. The summer of 2019 an amazon wildfire destroyed 700.200 square miles of forest area in Brazil through July. This misfortune had a great impact on the volume of greenhouse gases emitted in the atmosphere. </text:p>
      <text:p text:style-name="P10"/>
      <text:p text:style-name="P10">Moreover, climate change is also contributed by the depletion of the atmosphere's ozone layer. Ozone, while being toxic to humans, is abundant on higher levels of the atmosphere, blocks ultraviolet radiation which is dangerous, as it causes abnormalities on living organisms. Chlorofluorocarbons - also known as CFCs - chemicals useful for refrigerators and sprays were widely used until the adverse effects on the ozone layer were discovered that led to the gas' prohibition. This is some good news, especially since the ozone layer has started to recover in recent years.</text:p>
      <text:p text:style-name="P10"/>
      <text:p text:style-name="P10">To sum up, climate change is a phenomenon that should worry all of us because it can affect the quality of our lives. It is clear that when humankind and our planet are in great danger, <text:span text:style-name="T11">we should all act towards that great and crucial goal</text:span>, being their protection and preservation for the future generation.</text:p>
      <text:p text:style-name="P30">Answer the questions:</text:p>
      <text:list xml:id="list3415842095" text:style-name="L1">
        <text:list-item>
          <text:p text:style-name="P25">What is the title of this text?</text:p>
          <text:p text:style-name="P25"/>
          <text:list>
            <text:list-item>
              <text:p text:style-name="P25">Cars and Humans</text:p>
            </text:list-item>
            <text:list-item>
              <text:p text:style-name="P25">Nature's Revenge</text:p>
            </text:list-item>
            <text:list-item>
              <text:p text:style-name="P25">The Changing Climate</text:p>
            </text:list-item>
            <text:list-item>
              <text:p text:style-name="P25">Chemical Chaos</text:p>
            </text:list-item>
            <text:list-item>
              <text:p text:style-name="P25">The end draws near</text:p>
            </text:list-item>
            <text:list-item>
              <text:p text:style-name="P25">Amazon Alert</text:p>
            </text:list-item>
          </text:list>
        </text:list-item>
      </text:list>
      <text:p text:style-name="P9"/>
      <text:list xml:id="list184047760816837" text:continue-numbering="true" text:style-name="L1">
        <text:list-item>
          <text:p text:style-name="P25">In the last paragraph, the phrase "we should all act towards that great and crucial goal" means that:</text:p>
          <text:p text:style-name="P25"/>
          <text:list>
            <text:list-item>
              <text:p text:style-name="P25">People should not worry about the climate change.</text:p>
            </text:list-item>
            <text:list-item>
              <text:p text:style-name="P26">Climate change is a misunderstanding.</text:p>
            </text:list-item>
            <text:list-item>
              <text:p text:style-name="P26">We should stop using cars.</text:p>
            </text:list-item>
            <text:list-item>
              <text:p text:style-name="P25">Some people have to take care of the destruction.</text:p>
            </text:list-item>
            <text:list-item>
              <text:p text:style-name="P25">Everyone should act to prevent any further damage.</text:p>
            </text:list-item>
            <text:list-item>
              <text:p text:style-name="P25">Only individuals with power should try and reverse the damage.</text:p>
            </text:list-item>
          </text:list>
          <text:p text:style-name="P25"/>
        </text:list-item>
        <text:list-item>
          <text:p text:style-name="P25">What is deforestation?</text:p>
          <text:p text:style-name="P25"/>
          <text:list>
            <text:list-item>
              <text:p text:style-name="P25">The destruction of forest areas.</text:p>
            </text:list-item>
            <text:list-item>
              <text:p text:style-name="P25">The planting of trees.</text:p>
            </text:list-item>
            <text:list-item>
              <text:p text:style-name="P25">The protection of forests.</text:p>
            </text:list-item>
            <text:list-item>
              <text:p text:style-name="P25">A physical process of trees.</text:p>
            </text:list-item>
            <text:list-item>
              <text:p text:style-name="P25">Arson.</text:p>
            </text:list-item>
            <text:list-item>
              <text:p text:style-name="P25">Process of oxygen production by trees.</text:p>
            </text:list-item>
          </text:list>
          <text:p text:style-name="P25"/>
        </text:list-item>
        <text:list-item>
          <text:p text:style-name="P25">How does deforestation impact climate change?</text:p>
        </text:list-item>
      </text:list>
      <text:p text:style-name="P9"/>
      <text:list xml:id="list184046843338725" text:continue-numbering="true" text:style-name="L1">
        <text:list-item>
          <text:list>
            <text:list-item>
              <text:p text:style-name="P25">By adding up to the greenhouse effect.</text:p>
            </text:list-item>
            <text:list-item>
              <text:p text:style-name="P25">By producing smaller amounts of CO2.</text:p>
            </text:list-item>
            <text:list-item>
              <text:p text:style-name="P25">By freeing up space for human activities.</text:p>
            </text:list-item>
            <text:list-item>
              <text:p text:style-name="P25">By emitting more oxygen.</text:p>
            </text:list-item>
            <text:list-item>
              <text:p text:style-name="P25">By habitat destruction for many animal species.</text:p>
            </text:list-item>
            <text:list-item>
              <text:p text:style-name="P25">By creating fertile grounds for agriculture.</text:p>
            </text:list-item>
          </text:list>
          <text:p text:style-name="P25"/>
        </text:list-item>
        <text:list-item>
          <text:p text:style-name="P25">Eventually, are deniers of human induced climate change right?</text:p>
          <text:p text:style-name="P25"/>
          <text:list>
            <text:list-item>
              <text:p text:style-name="P25">Yes, because climate change is a natural cycle of earth's climate.</text:p>
            </text:list-item>
            <text:list-item>
              <text:p text:style-name="P25">No, because the ozone layer hasn't properly recover.</text:p>
            </text:list-item>
            <text:list-item>
              <text:p text:style-name="P25">Yes, because high temperature isn't a hazard.</text:p>
            </text:list-item>
            <text:list-item>
              <text:p text:style-name="P25">No, because the amazon wildfire this year destroyed a wide part of the forest.</text:p>
            </text:list-item>
            <text:list-item>
              <text:p text:style-name="P25">No, because data prove that human activity is the main source of climate change.</text:p>
            </text:list-item>
            <text:list-item>
              <text:p text:style-name="P23"><text:soft-page-break/><text:span text:style-name="T15">Yes, because the average temperature of the planet hasn't increased very much.</text:span></text:p>
            </text:list-item>
          </text:list>
        </text:list-item>
      </text:list>
      <text:p text:style-name="P28"><text:span text:style-name="T15"/></text:p>
      <text:p text:style-name="P28"><text:span text:style-name="T13">F</text:span><text:span text:style-name="T14">ill the gaps</text:span><text:span text:style-name="T6">:</text:span></text:p>
      <text:p text:style-name="P28"><text:span text:style-name="T6"/></text:p>
      <text:list xml:id="list184048300706368" text:continue-numbering="true" text:style-name="L1">
        <text:list-item>
          <text:p text:style-name="P32"><text:span text:style-name="T3">Up is to </text:span><text:span text:style-name="T4">down</text:span><text:span text:style-name="T3">, as left is to _____:</text:span></text:p>
          <text:list>
            <text:list-item>
              <text:p text:style-name="P35">wrong</text:p>
            </text:list-item>
            <text:list-item>
              <text:p text:style-name="P36">right</text:p>
            </text:list-item>
            <text:list-item>
              <text:p text:style-name="P36">above</text:p>
            </text:list-item>
            <text:list-item>
              <text:p text:style-name="P35">below</text:p>
            </text:list-item>
            <text:list-item>
              <text:p text:style-name="P35">front</text:p>
            </text:list-item>
            <text:list-item>
              <text:p text:style-name="P35">back</text:p>
            </text:list-item>
          </text:list>
        </text:list-item>
      </text:list>
      <text:p text:style-name="P14"/>
      <text:list xml:id="list184046858075150" text:continue-numbering="true" text:style-name="L1">
        <text:list-item>
          <text:p text:style-name="P34">Good is for happy, as bad is for _____:</text:p>
          <text:list>
            <text:list-item>
              <text:p text:style-name="P35">Energetic</text:p>
            </text:list-item>
            <text:list-item>
              <text:p text:style-name="P35">Stressed</text:p>
            </text:list-item>
            <text:list-item>
              <text:p text:style-name="P35">Hyped</text:p>
            </text:list-item>
            <text:list-item>
              <text:p text:style-name="P35">Thrilled</text:p>
            </text:list-item>
            <text:list-item>
              <text:p text:style-name="P35">Sad</text:p>
            </text:list-item>
            <text:list-item>
              <text:p text:style-name="P35">Tired</text:p>
            </text:list-item>
          </text:list>
          <text:p text:style-name="P35"/>
        </text:list-item>
        <text:list-item>
          <text:p text:style-name="P33">Rubber is to flexible, as the glass is to _____:</text:p>
          <text:list>
            <text:list-item>
              <text:p text:style-name="P37">fragile</text:p>
            </text:list-item>
            <text:list-item>
              <text:p text:style-name="P37">transparent</text:p>
            </text:list-item>
            <text:list-item>
              <text:p text:style-name="P37">bulletproof</text:p>
            </text:list-item>
            <text:list-item>
              <text:p text:style-name="P37">shattered</text:p>
            </text:list-item>
            <text:list-item>
              <text:p text:style-name="P37">sharp</text:p>
            </text:list-item>
            <text:list-item>
              <text:p text:style-name="P37">tinted</text:p>
            </text:list-item>
          </text:list>
          <text:p text:style-name="P37"/>
        </text:list-item>
        <text:list-item>
          <text:p text:style-name="P33">Carbon dioxide is to the atmosphere, as _____ is to ocean:</text:p>
          <text:list>
            <text:list-item>
              <text:p text:style-name="P37">plastic bags</text:p>
            </text:list-item>
            <text:list-item>
              <text:p text:style-name="P37">garbage</text:p>
            </text:list-item>
            <text:list-item>
              <text:p text:style-name="P37">flood</text:p>
            </text:list-item>
            <text:list-item>
              <text:p text:style-name="P38">fish</text:p>
            </text:list-item>
            <text:list-item>
              <text:p text:style-name="P38">salt</text:p>
            </text:list-item>
            <text:list-item>
              <text:p text:style-name="P37">tsunami</text:p>
            </text:list-item>
          </text:list>
        </text:list-item>
        <text:list-item>
          <text:p text:style-name="P53">Sunscreen is to sunburn, as _____ is to _____:</text:p>
          <text:list>
            <text:list-item>
              <text:p text:style-name="P37">sweater, cold</text:p>
            </text:list-item>
            <text:list-item>
              <text:p text:style-name="P37">umbrella, sun</text:p>
            </text:list-item>
            <text:list-item>
              <text:p text:style-name="P37">sunscreen, sun</text:p>
            </text:list-item>
            <text:list-item>
              <text:p text:style-name="P37">sun, rain</text:p>
            </text:list-item>
            <text:list-item>
              <text:p text:style-name="P37">sun, sea</text:p>
            </text:list-item>
            <text:list-item>
              <text:p text:style-name="P37">freeze, frostbite</text:p>
            </text:list-item>
          </text:list>
        </text:list-item>
      </text:list>
      <text:p text:style-name="P12"/>
      <text:p text:style-name="P13">Find the odd one out:</text:p>
      <text:p text:style-name="P17"/>
      <text:list xml:id="list184048221901304" text:continue-numbering="true" text:style-name="L1">
        <text:list-item>
          <text:p text:style-name="P48"/>
          <text:list>
            <text:list-item>
              <text:p text:style-name="P25">Football</text:p>
            </text:list-item>
            <text:list-item>
              <text:p text:style-name="P25">Basketball</text:p>
            </text:list-item>
            <text:list-item>
              <text:p text:style-name="P25">Handball</text:p>
            </text:list-item>
            <text:list-item>
              <text:p text:style-name="P25">Volleyball</text:p>
            </text:list-item>
            <text:list-item>
              <text:p text:style-name="P25">Tennis</text:p>
            </text:list-item>
            <text:list-item>
              <text:p text:style-name="P25">Fencing</text:p>
            </text:list-item>
          </text:list>
        </text:list-item>
      </text:list>
      <text:p text:style-name="P9"/>
      <text:list xml:id="list184047728633840" text:continue-numbering="true" text:style-name="L1">
        <text:list-item>
          <text:p text:style-name="P25"/>
          <text:list>
            <text:list-item text:start-value="1">
              <text:p text:style-name="P25">Graphics card</text:p>
            </text:list-item>
            <text:list-item>
              <text:p text:style-name="P25">CPU</text:p>
            </text:list-item>
            <text:list-item>
              <text:p text:style-name="P25">Printer</text:p>
            </text:list-item>
            <text:list-item>
              <text:p text:style-name="P25">Motherboard</text:p>
            </text:list-item>
            <text:list-item>
              <text:p text:style-name="P25">RAM memory</text:p>
            </text:list-item>
            <text:list-item>
              <text:p text:style-name="P25">Hard disk</text:p>
            </text:list-item>
          </text:list>
        </text:list-item>
      </text:list>
      <text:p text:style-name="P9"/>
      <text:list xml:id="list184047901894968" text:continue-numbering="true" text:style-name="L1">
        <text:list-item>
          <text:p text:style-name="P25"/>
          <text:list>
            <text:list-item text:start-value="1">
              <text:p text:style-name="P25">Admiration</text:p>
            </text:list-item>
            <text:list-item>
              <text:p text:style-name="P25">Pride</text:p>
            </text:list-item>
            <text:list-item>
              <text:p text:style-name="P25">Determination</text:p>
            </text:list-item>
            <text:list-item>
              <text:p text:style-name="P25">Hesitation</text:p>
            </text:list-item>
            <text:list-item>
              <text:p text:style-name="P25">Joy</text:p>
            </text:list-item>
            <text:list-item>
              <text:p text:style-name="P25">Enthusiasm</text:p>
            </text:list-item>
          </text:list>
        </text:list-item>
      </text:list>
      <text:p text:style-name="P9"/>
      <text:list xml:id="list184047722386731" text:continue-numbering="true" text:style-name="L1">
        <text:list-item>
          <text:p text:style-name="P25"/>
          <text:list>
            <text:list-item text:start-value="1">
              <text:p text:style-name="P25">Beautiful</text:p>
            </text:list-item>
            <text:list-item>
              <text:p text:style-name="P25">Pretty</text:p>
            </text:list-item>
            <text:list-item>
              <text:p text:style-name="P25">Handsome</text:p>
            </text:list-item>
            <text:list-item>
              <text:p text:style-name="P25">Cute</text:p>
            </text:list-item>
            <text:list-item>
              <text:p text:style-name="P25">Attractive</text:p>
            </text:list-item>
            <text:list-item>
              <text:p text:style-name="P25">Sweet</text:p>
            </text:list-item>
          </text:list>
        </text:list-item>
      </text:list>
      <text:p text:style-name="P27"/>
      <text:list xml:id="list184048445795395" text:continue-numbering="true" text:style-name="L1">
        <text:list-item>
          <text:p text:style-name="P29"/>
          <text:list>
            <text:list-item text:start-value="1">
              <text:p text:style-name="P25">Sheep</text:p>
            </text:list-item>
            <text:list-item>
              <text:p text:style-name="P25">Goat</text:p>
            </text:list-item>
            <text:list-item>
              <text:p text:style-name="P25">Boar</text:p>
            </text:list-item>
            <text:list-item>
              <text:p text:style-name="P25">Cattle</text:p>
            </text:list-item>
            <text:list-item>
              <text:p text:style-name="P25">Pig</text:p>
            </text:list-item>
            <text:list-item>
              <text:p text:style-name="P25">Hen</text:p>
            </text:list-item>
          </text:list>
        </text:list-item>
      </text:list>
      <text:p text:style-name="P9"/>
      <text:p text:style-name="P9">Which of the following options does not match the topic?</text:p>
      <text:p text:style-name="P9"/>
      <text:list xml:id="list184046550135754" text:continue-numbering="true" text:style-name="L1">
        <text:list-item>
          <text:p text:style-name="P25">Sports</text:p>
          <text:list>
            <text:list-item>
              <text:p text:style-name="P25">Injuries</text:p>
            </text:list-item>
            <text:list-item>
              <text:p text:style-name="P25">Healthy</text:p>
            </text:list-item>
            <text:list-item>
              <text:p text:style-name="P25">Good physique</text:p>
            </text:list-item>
            <text:list-item>
              <text:p text:style-name="P25">Doping</text:p>
            </text:list-item>
            <text:list-item>
              <text:p text:style-name="P25">Respect</text:p>
            </text:list-item>
            <text:list-item>
              <text:p text:style-name="P25">Bad behavior</text:p>
            </text:list-item>
          </text:list>
        </text:list-item>
      </text:list>
      <text:p text:style-name="P9"/>
      <text:list xml:id="list184046631346354" text:continue-numbering="true" text:style-name="L1">
        <text:list-item>
          <text:p text:style-name="P25">Internet</text:p>
          <text:list>
            <text:list-item>
              <text:p text:style-name="P25">Communication</text:p>
            </text:list-item>
            <text:list-item>
              <text:p text:style-name="P25">Information availability</text:p>
            </text:list-item>
            <text:list-item>
              <text:p text:style-name="P25">Misinformation</text:p>
            </text:list-item>
            <text:list-item>
              <text:p text:style-name="P25">Hacking</text:p>
            </text:list-item>
            <text:list-item>
              <text:p text:style-name="P25">Education</text:p>
            </text:list-item>
            <text:list-item>
              <text:p text:style-name="P25">Advanced reflexes</text:p>
            </text:list-item>
          </text:list>
        </text:list-item>
      </text:list>
      <text:p text:style-name="P9"/>
      <text:list xml:id="list184048090082782" text:continue-numbering="true" text:style-name="L1">
        <text:list-item>
          <text:p text:style-name="P25">Technology</text:p>
          <text:list>
            <text:list-item>
              <text:p text:style-name="P25">Improved quality of life</text:p>
            </text:list-item>
            <text:list-item>
              <text:p text:style-name="P25">Scientific discoveries</text:p>
            </text:list-item>
            <text:list-item>
              <text:p text:style-name="P25">Privacy concerns</text:p>
            </text:list-item>
            <text:list-item>
              <text:p text:style-name="P25">Environment pollution</text:p>
            </text:list-item>
            <text:list-item>
              <text:p text:style-name="P25">New job types</text:p>
            </text:list-item>
            <text:list-item>
              <text:p text:style-name="P25">Natural Disasters</text:p>
            </text:list-item>
          </text:list>
        </text:list-item>
      </text:list>
      <text:p text:style-name="P9"/>
      <text:p text:style-name="P9">Find the topic:</text:p>
      <text:p text:style-name="P9"/>
      <text:list xml:id="list184047160498825" text:continue-numbering="true" text:style-name="L1">
        <text:list-item>
          <text:p text:style-name="P25">legal, weapons, corruption, poverty</text:p>
          <text:list>
            <text:list-item>
              <text:p text:style-name="P25">Drugs</text:p>
            </text:list-item>
            <text:list-item>
              <text:p text:style-name="P25">War</text:p>
            </text:list-item>
            <text:list-item>
              <text:p text:style-name="P25">Criminality</text:p>
            </text:list-item>
            <text:list-item>
              <text:p text:style-name="P25">Economical crisis</text:p>
            </text:list-item>
            <text:list-item>
              <text:p text:style-name="P25">Politics</text:p>
            </text:list-item>
            <text:list-item>
              <text:p text:style-name="P25">Legal system</text:p>
            </text:list-item>
          </text:list>
        </text:list-item>
      </text:list>
      <text:p text:style-name="P9"/>
      <text:list xml:id="list184047094783800" text:continue-numbering="true" text:style-name="L1">
        <text:list-item>
          <text:p text:style-name="P29">alcohol, family, low self-esteem, extortion</text:p>
          <text:list>
            <text:list-item>
              <text:p text:style-name="P25">Mafia</text:p>
            </text:list-item>
            <text:list-item>
              <text:p text:style-name="P25">Domestic Violence</text:p>
            </text:list-item>
            <text:list-item>
              <text:p text:style-name="P25">Rape</text:p>
            </text:list-item>
            <text:list-item>
              <text:p text:style-name="P25">Divorce</text:p>
            </text:list-item>
            <text:list-item>
              <text:p text:style-name="P25">Psychological issues</text:p>
            </text:list-item>
            <text:list-item>
              <text:p text:style-name="P25">Lack of education</text:p>
            </text:list-item>
          </text:list>
        </text:list-item>
      </text:list>
      <text:p text:style-name="P9"/>
      <text:p text:style-name="P9">Find the missing letter in the scrambled words:</text:p>
      <text:p text:style-name="P9"/>
      <text:list xml:id="list184048287295123" text:continue-numbering="true" text:style-name="L1">
        <text:list-item>
          <text:p text:style-name="P25">-nalet</text:p>
          <text:list>
            <text:list-item>
              <text:p text:style-name="P25">e</text:p>
            </text:list-item>
            <text:list-item>
              <text:p text:style-name="P25">b</text:p>
            </text:list-item>
            <text:list-item>
              <text:p text:style-name="P25">p</text:p>
            </text:list-item>
            <text:list-item>
              <text:p text:style-name="P25">c</text:p>
            </text:list-item>
            <text:list-item>
              <text:p text:style-name="P25">k</text:p>
            </text:list-item>
            <text:list-item>
              <text:p text:style-name="P25">g</text:p>
            </text:list-item>
          </text:list>
        </text:list-item>
      </text:list>
      <text:p text:style-name="P9"/>
      <text:list xml:id="list184046777840486" text:continue-numbering="true" text:style-name="L1">
        <text:list-item>
          <text:p text:style-name="P25">teltes- <text:s/></text:p>
          <text:list>
            <text:list-item>
              <text:p text:style-name="P25">r</text:p>
            </text:list-item>
            <text:list-item>
              <text:p text:style-name="P25">l</text:p>
            </text:list-item>
            <text:list-item>
              <text:p text:style-name="P25">c</text:p>
            </text:list-item>
            <text:list-item>
              <text:p text:style-name="P25">h</text:p>
            </text:list-item>
            <text:list-item>
              <text:p text:style-name="P25">a</text:p>
            </text:list-item>
            <text:list-item>
              <text:p text:style-name="P25">k</text:p>
            </text:list-item>
          </text:list>
        </text:list-item>
      </text:list>
      <text:p text:style-name="P9"/>
      <text:list xml:id="list184048051516104" text:continue-numbering="true" text:style-name="L1">
        <text:list-item>
          <text:p text:style-name="P25">-intpian</text:p>
          <text:list>
            <text:list-item>
              <text:p text:style-name="P25">y</text:p>
            </text:list-item>
            <text:list-item>
              <text:p text:style-name="P25">l</text:p>
            </text:list-item>
            <text:list-item>
              <text:p text:style-name="P25">k</text:p>
            </text:list-item>
            <text:list-item>
              <text:p text:style-name="P25">o</text:p>
            </text:list-item>
            <text:list-item>
              <text:p text:style-name="P25">r</text:p>
            </text:list-item>
            <text:list-item>
              <text:p text:style-name="P25">g</text:p>
            </text:list-item>
          </text:list>
        </text:list-item>
      </text:list>
      <text:p text:style-name="P9"/>
      <text:p text:style-name="P9"/>
      <text:p text:style-name="P31">Find the odd one out:</text:p>
      <text:p text:style-name="P9"/>
      <text:list xml:id="list184046654024433" text:continue-numbering="true" text:style-name="L1">
        <text:list-item>
          <text:p text:style-name="P25"/>
          <text:list>
            <text:list-item>
              <text:p text:style-name="P25">PIDSER</text:p>
            </text:list-item>
            <text:list-item>
              <text:p text:style-name="P25">VEARBE</text:p>
            </text:list-item>
            <text:list-item>
              <text:p text:style-name="P25">KEYMON</text:p>
            </text:list-item>
            <text:list-item>
              <text:p text:style-name="P25">BARBIT</text:p>
            </text:list-item>
            <text:list-item>
              <text:p text:style-name="P25">RIGET</text:p>
            </text:list-item>
            <text:list-item>
              <text:p text:style-name="P25">NORIH</text:p>
            </text:list-item>
          </text:list>
        </text:list-item>
        <text:list-item>
          <text:p text:style-name="P25"/>
          <text:list>
            <text:list-item>
              <text:p text:style-name="P25">ONIPA</text:p>
            </text:list-item>
            <text:list-item>
              <text:p text:style-name="P25">TERUMPT</text:p>
            </text:list-item>
            <text:list-item>
              <text:p text:style-name="P25">UTGAIR</text:p>
            </text:list-item>
            <text:list-item>
              <text:p text:style-name="P25">EFUTLT</text:p>
            </text:list-item>
            <text:list-item>
              <text:p text:style-name="P25">YNAHROM</text:p>
            </text:list-item>
            <text:list-item>
              <text:p text:style-name="P25">ELLEUUK</text:p>
            </text:list-item>
          </text:list>
        </text:list-item>
      </text:list>
      <text:p text:style-name="P8"/>
      <text:h text:style-name="P21" text:outline-level="1">Answer Key <text:span text:style-name="T9">for Test 1</text:span></text:h>
      <text:list xml:id="list908316446" text:style-name="L2">
        <text:list-item>
          <text:p text:style-name="P39">c</text:p>
        </text:list-item>
        <text:list-item>
          <text:p text:style-name="P39">e</text:p>
        </text:list-item>
        <text:list-item>
          <text:p text:style-name="P39">a</text:p>
        </text:list-item>
        <text:list-item>
          <text:p text:style-name="P39">a</text:p>
        </text:list-item>
        <text:list-item>
          <text:p text:style-name="P39">e</text:p>
        </text:list-item>
        <text:list-item>
          <text:p text:style-name="P39">b</text:p>
        </text:list-item>
        <text:list-item>
          <text:p text:style-name="P39">e</text:p>
        </text:list-item>
        <text:list-item>
          <text:p text:style-name="P39">a</text:p>
        </text:list-item>
        <text:list-item>
          <text:p text:style-name="P39">a</text:p>
        </text:list-item>
        <text:list-item>
          <text:p text:style-name="P39">a</text:p>
        </text:list-item>
        <text:list-item>
          <text:p text:style-name="P39">f</text:p>
        </text:list-item>
        <text:list-item>
          <text:p text:style-name="P39">c</text:p>
        </text:list-item>
        <text:list-item>
          <text:p text:style-name="P39">d</text:p>
        </text:list-item>
        <text:list-item>
          <text:p text:style-name="P39">f</text:p>
        </text:list-item>
        <text:list-item>
          <text:p text:style-name="P39">c</text:p>
        </text:list-item>
        <text:list-item>
          <text:p text:style-name="P39">f</text:p>
        </text:list-item>
        <text:list-item>
          <text:p text:style-name="P39">f</text:p>
        </text:list-item>
        <text:list-item>
          <text:p text:style-name="P39">f</text:p>
        </text:list-item>
        <text:list-item>
          <text:p text:style-name="P39">c</text:p>
        </text:list-item>
        <text:list-item>
          <text:p text:style-name="P39">b</text:p>
        </text:list-item>
        <text:list-item>
          <text:p text:style-name="P39">c</text:p>
        </text:list-item>
        <text:list-item>
          <text:p text:style-name="P39">a</text:p>
        </text:list-item>
        <text:list-item>
          <text:p text:style-name="P40">f</text:p>
        </text:list-item>
        <text:list-item>
          <text:p text:style-name="P40">d</text:p>
        </text:list-item>
        <text:list-item>
          <text:p text:style-name="P40">e</text:p>
        </text:list-item>
      </text:list>
      <text:h text:style-name="P20" text:outline-level="1">Test 2</text:h>
      <text:p text:style-name="P5">Read the following text:</text:p>
      <text:p text:style-name="P5">Over the last decade, it has been noted that more and more news services prefer alternative solutions to reach their audience, like websites or even other platforms like Facebook or YouTube. The reasoning behind the transition of these news services into a more online model is that the younger audiences are skewed towards being informed mostly by social media. Especially, here in Greece over 60% of teenagers between the ages of 18 and 24 prefer Facebook as their main news source ignoring the traditional offline sources like the television, the radio or the newspapers. <text:span text:style-name="T11">So it is clear that the new generation, in conjunction with the evolution of technology, has brought many changes in the way of informing.</text:span></text:p>
      <text:p text:style-name="P5">First of all, it is known that the young reader do not seek the news anymore but they expect the news to come to them. Having so many options and ways to absorb information is really convenient and undemanding. So the news providers must implement solutions to this problem like abusing keywords and other features of the search engines. Moreover, sending newsletters is an effective way of reaching young readers, although collecting those emails is not an easy task.</text:p>
      <text:p text:style-name="P5">In addition to that, after the news services have reached their younger audience, they have to constantly keep their attention. This is harder to achieve nowadays, considering that their competitors, other companies or the platforms themselves are working towards the same goal. This way the news services might have to use unfair mean like catchy titles that don’t represent the article or even fake news in order to acquire the audience’s valuable attention and gain an advantage against the competitors keeping them in an intense race of quantity over quality.</text:p>
      <text:p text:style-name="P5">Last but not least, news services had to find new solutions to their problems due to the fact that the younger audience consume news differently nowadays. When a serious or interesting event happens, most of the teenagers tend to increase the usage of social media in order to be kept informed. As a result, the news services have to constantly provide fast updates on the events not just by text but with use of other media like visual formats or audio podcasts which are consider as the dominant way of capturing attention.</text:p>
      <text:p text:style-name="P5">To sum up, the younger generation made the news services change the way they provide news and supplant the traditional news sources. Although, social media and the Internet in general is the dominant way of getting informed nowadays the evolution of technology can bring more and faster changes. We can expect that these changes will force the news services to find new ways of reaching younger demographics.</text:p>
      <text:p text:style-name="P5"/>
      <text:p text:style-name="P47"><text:soft-page-break/>Answer the questions:</text:p>
      <text:p text:style-name="P47"/>
      <text:list xml:id="list1691395812" text:style-name="L3">
        <text:list-item>
          <text:p text:style-name="P41">What is the title of this text?</text:p>
          <text:list>
            <text:list-item>
              <text:p text:style-name="P41">An endless race for attention.</text:p>
            </text:list-item>
            <text:list-item>
              <text:p text:style-name="P41">The rise of fake news.</text:p>
            </text:list-item>
            <text:list-item>
              <text:p text:style-name="P41">Reaching a younger demographic.</text:p>
            </text:list-item>
            <text:list-item>
              <text:p text:style-name="P41">The dangers of social media.</text:p>
            </text:list-item>
            <text:list-item>
              <text:p text:style-name="P41">The preferences of young readers.</text:p>
            </text:list-item>
            <text:list-item>
              <text:p text:style-name="P41">News and Elder Generations.</text:p>
            </text:list-item>
          </text:list>
        </text:list-item>
      </text:list>
      <text:p text:style-name="P15"/>
      <text:list xml:id="list184046926535039" text:continue-numbering="true" text:style-name="L3">
        <text:list-item>
          <text:p text:style-name="P41">In the first paragraph, the phrase “<text:span text:style-name="T11">So it is clear [...] the way of informing</text:span>” means that:</text:p>
          <text:list>
            <text:list-item>
              <text:p text:style-name="P41">Technology is the only reason that these changes happened.</text:p>
            </text:list-item>
            <text:list-item>
              <text:p text:style-name="P41">The younger generation and the evolution of technology brought these changes.</text:p>
            </text:list-item>
            <text:list-item>
              <text:p text:style-name="P41">These changes would have happened anyway.</text:p>
            </text:list-item>
            <text:list-item>
              <text:p text:style-name="P41">The way information spreads has changed a lot.</text:p>
            </text:list-item>
            <text:list-item>
              <text:p text:style-name="P41">Changes haven’t occurred.</text:p>
            </text:list-item>
            <text:list-item>
              <text:p text:style-name="P41">The new generation has brought the evolution of technology.</text:p>
            </text:list-item>
          </text:list>
        </text:list-item>
      </text:list>
      <text:p text:style-name="P15"/>
      <text:list xml:id="list184046645634398" text:continue-numbering="true" text:style-name="L3">
        <text:list-item>
          <text:p text:style-name="P41">Younger audience is referred to:</text:p>
          <text:list>
            <text:list-item>
              <text:p text:style-name="P41">Teenagers who have at least finished primary school.</text:p>
            </text:list-item>
            <text:list-item>
              <text:p text:style-name="P41">Teenagers over the age of 17.</text:p>
            </text:list-item>
            <text:list-item>
              <text:p text:style-name="P41">People over the age of 25.</text:p>
            </text:list-item>
            <text:list-item>
              <text:p text:style-name="P41">The generation with no memories of the pre-internet age.</text:p>
            </text:list-item>
            <text:list-item>
              <text:p text:style-name="P41">People who attended University.</text:p>
            </text:list-item>
            <text:list-item>
              <text:p text:style-name="P41">Teenagers who have the ability to browse the Internet.</text:p>
            </text:list-item>
          </text:list>
        </text:list-item>
      </text:list>
      <text:p text:style-name="P15"/>
      <text:list xml:id="list184048024559876" text:continue-numbering="true" text:style-name="L3">
        <text:list-item>
          <text:p text:style-name="P41">Which is the reason for the rise of misinformation over the last decade?</text:p>
          <text:list>
            <text:list-item>
              <text:p text:style-name="P41">Young people are very gul<text:span text:style-name="T12">l</text:span>ible.</text:p>
            </text:list-item>
            <text:list-item>
              <text:p text:style-name="P41">The news services are corrupted.</text:p>
            </text:list-item>
            <text:list-item>
              <text:p text:style-name="P41">Fake news are easily spread through social media.</text:p>
            </text:list-item>
            <text:list-item>
              <text:p text:style-name="P41">Information is being misunderstood as it propagates from mouth to mouth.</text:p>
            </text:list-item>
            <text:list-item>
              <text:p text:style-name="P41">The older people's opinions are more easily manipulated.</text:p>
            </text:list-item>
            <text:list-item>
              <text:p text:style-name="P41">Social media do nothing to combat fake news.</text:p>
            </text:list-item>
          </text:list>
        </text:list-item>
      </text:list>
      <text:p text:style-name="P15"/>
      <text:list xml:id="list184047296915594" text:continue-numbering="true" text:style-name="L3">
        <text:list-item>
          <text:p text:style-name="P41">Do you consider that the rise of fake news is caused by the way that the younger audience consume news nowadays?</text:p>
          <text:list>
            <text:list-item>
              <text:p text:style-name="P41">Yes, because they only read what they already believe.</text:p>
            </text:list-item>
            <text:list-item>
              <text:p text:style-name="P41">Yes, because the news services are constantly trying to keep their attention.</text:p>
            </text:list-item>
            <text:list-item>
              <text:p text:style-name="P41">No, because fake news only affect the Elder people.</text:p>
            </text:list-item>
            <text:list-item>
              <text:p text:style-name="P41">Yes, because if teenagers aren’t educated they believe everything.</text:p>
            </text:list-item>
            <text:list-item>
              <text:p text:style-name="P41">No, because the news services can’t reach the younger audience anyways.</text:p>
            </text:list-item>
            <text:list-item>
              <text:p text:style-name="P41">No, because teenagers don’t find news interesting.</text:p>
            </text:list-item>
          </text:list>
        </text:list-item>
      </text:list>
      <text:p text:style-name="P50">Fill the gaps:</text:p>
      <text:p text:style-name="P15"/>
      <text:list xml:id="list184047481724721" text:continue-numbering="true" text:style-name="L3">
        <text:list-item>
          <text:p text:style-name="P41">Desert is to ocean, as fire is to _____:</text:p>
          <text:list>
            <text:list-item>
              <text:p text:style-name="P41">water</text:p>
            </text:list-item>
            <text:list-item>
              <text:p text:style-name="P41">land</text:p>
            </text:list-item>
            <text:list-item>
              <text:p text:style-name="P41">bridge</text:p>
            </text:list-item>
            <text:list-item>
              <text:p text:style-name="P41">building</text:p>
            </text:list-item>
            <text:list-item>
              <text:p text:style-name="P41">animals</text:p>
            </text:list-item>
            <text:list-item>
              <text:p text:style-name="P41">humans</text:p>
            </text:list-item>
          </text:list>
        </text:list-item>
      </text:list>
      <text:p text:style-name="P15"/>
      <text:list xml:id="list184047986949220" text:continue-numbering="true" text:style-name="L3">
        <text:list-item>
          <text:p text:style-name="P41">King is for queen, as duke is for _____:</text:p>
          <text:list>
            <text:list-item>
              <text:p text:style-name="P41">Prince</text:p>
            </text:list-item>
            <text:list-item>
              <text:p text:style-name="P41">Baron</text:p>
            </text:list-item>
            <text:list-item>
              <text:p text:style-name="P41">Duchess</text:p>
            </text:list-item>
            <text:list-item>
              <text:p text:style-name="P41">Esquire</text:p>
            </text:list-item>
            <text:list-item>
              <text:p text:style-name="P41">Lord</text:p>
            </text:list-item>
            <text:list-item>
              <text:p text:style-name="P41">Count</text:p>
            </text:list-item>
          </text:list>
        </text:list-item>
      </text:list>
      <text:p text:style-name="P15"/>
      <text:list xml:id="list184047576414513" text:continue-numbering="true" text:style-name="L3">
        <text:list-item>
          <text:p text:style-name="P41">Blacksmith is to hammer, as barber is to _____:</text:p>
          <text:list>
            <text:list-item>
              <text:p text:style-name="P41">Scissors</text:p>
            </text:list-item>
            <text:list-item>
              <text:p text:style-name="P41">Haircut</text:p>
            </text:list-item>
            <text:list-item>
              <text:p text:style-name="P41">Hair</text:p>
            </text:list-item>
            <text:list-item>
              <text:p text:style-name="P41">Screwdriver</text:p>
            </text:list-item>
            <text:list-item>
              <text:p text:style-name="P41">Shaving</text:p>
            </text:list-item>
            <text:list-item>
              <text:p text:style-name="P41">Razor</text:p>
            </text:list-item>
          </text:list>
        </text:list-item>
      </text:list>
      <text:p text:style-name="P15"/>
      <text:list xml:id="list184047336160760" text:continue-numbering="true" text:style-name="L3">
        <text:list-item>
          <text:p text:style-name="P41">Pollution is to climate change, as _____ is to divorce:</text:p>
          <text:list>
            <text:list-item>
              <text:p text:style-name="P41">stroke</text:p>
            </text:list-item>
            <text:list-item>
              <text:p text:style-name="P41">infidelity</text:p>
            </text:list-item>
            <text:list-item>
              <text:p text:style-name="P41">baby</text:p>
            </text:list-item>
            <text:list-item>
              <text:p text:style-name="P41">marriage</text:p>
            </text:list-item>
            <text:list-item>
              <text:p text:style-name="P41">relationship</text:p>
            </text:list-item>
            <text:list-item>
              <text:p text:style-name="P41">friend</text:p>
            </text:list-item>
          </text:list>
        </text:list-item>
      </text:list>
      <text:p text:style-name="P15"/>
      <text:list xml:id="list184046803162612" text:continue-numbering="true" text:style-name="L3">
        <text:list-item>
          <text:p text:style-name="P41">Cloud is to rain, as _____ is to _____:</text:p>
          <text:list>
            <text:list-item>
              <text:p text:style-name="P41">sun, snow</text:p>
            </text:list-item>
            <text:list-item>
              <text:p text:style-name="P41">egg, chicken</text:p>
            </text:list-item>
            <text:list-item>
              <text:p text:style-name="P41">rainbow, rain</text:p>
            </text:list-item>
            <text:list-item>
              <text:p text:style-name="P41">sand, desert</text:p>
            </text:list-item>
            <text:list-item>
              <text:p text:style-name="P41">sunscreen, tan</text:p>
            </text:list-item>
            <text:list-item>
              <text:p text:style-name="P41">volcano, magma</text:p>
            </text:list-item>
          </text:list>
        </text:list-item>
      </text:list>
      <text:p text:style-name="P51">Find the odd one out:</text:p>
      <text:list xml:id="list184047589770237" text:continue-numbering="true" text:style-name="L3">
        <text:list-item>
          <text:p text:style-name="P41"/>
          <text:list>
            <text:list-item>
              <text:p text:style-name="P41">Professor</text:p>
            </text:list-item>
            <text:list-item>
              <text:p text:style-name="P41">Student</text:p>
            </text:list-item>
            <text:list-item>
              <text:p text:style-name="P41">Teacher</text:p>
            </text:list-item>
            <text:list-item>
              <text:p text:style-name="P41">Firefighter</text:p>
            </text:list-item>
            <text:list-item>
              <text:p text:style-name="P49">A<text:span text:style-name="T12">pprentice</text:span></text:p>
            </text:list-item>
            <text:list-item>
              <text:p text:style-name="P41">Principal</text:p>
            </text:list-item>
          </text:list>
        </text:list-item>
        <text:list-item>
          <text:p text:style-name="P41"/>
          <text:list>
            <text:list-item>
              <text:p text:style-name="P41">Pot</text:p>
            </text:list-item>
            <text:list-item>
              <text:p text:style-name="P41">Spoon</text:p>
            </text:list-item>
            <text:list-item>
              <text:p text:style-name="P41">Knife</text:p>
            </text:list-item>
            <text:list-item>
              <text:p text:style-name="P41">Fork</text:p>
            </text:list-item>
            <text:list-item>
              <text:p text:style-name="P41">Pan</text:p>
            </text:list-item>
            <text:list-item>
              <text:p text:style-name="P41">Shovel</text:p>
            </text:list-item>
          </text:list>
        </text:list-item>
        <text:list-item>
          <text:p text:style-name="P41"/>
          <text:list>
            <text:list-item>
              <text:p text:style-name="P41">Depressed</text:p>
            </text:list-item>
            <text:list-item>
              <text:p text:style-name="P41">Anxious</text:p>
            </text:list-item>
            <text:list-item>
              <text:p text:style-name="P41">Devastated</text:p>
            </text:list-item>
            <text:list-item>
              <text:p text:style-name="P41">Worried</text:p>
            </text:list-item>
            <text:list-item>
              <text:p text:style-name="P41">Despondent</text:p>
            </text:list-item>
            <text:list-item>
              <text:p text:style-name="P41">Furious</text:p>
            </text:list-item>
          </text:list>
        </text:list-item>
        <text:list-item>
          <text:p text:style-name="P41"/>
          <text:list>
            <text:list-item>
              <text:p text:style-name="P41">Siege</text:p>
            </text:list-item>
            <text:list-item>
              <text:p text:style-name="P41">Invasion</text:p>
            </text:list-item>
            <text:list-item>
              <text:p text:style-name="P41">Charge</text:p>
            </text:list-item>
            <text:list-item>
              <text:p text:style-name="P41">Battle</text:p>
            </text:list-item>
            <text:list-item>
              <text:p text:style-name="P41">Shelling</text:p>
            </text:list-item>
            <text:list-item>
              <text:p text:style-name="P41">Bombing</text:p>
            </text:list-item>
          </text:list>
        </text:list-item>
        <text:list-item>
          <text:p text:style-name="P41"/>
          <text:list>
            <text:list-item>
              <text:p text:style-name="P41">Airplane</text:p>
            </text:list-item>
            <text:list-item>
              <text:p text:style-name="P41">Ship</text:p>
            </text:list-item>
            <text:list-item>
              <text:p text:style-name="P41">Train</text:p>
            </text:list-item>
            <text:list-item>
              <text:p text:style-name="P41">Car</text:p>
            </text:list-item>
            <text:list-item>
              <text:p text:style-name="P41">Bus</text:p>
            </text:list-item>
            <text:list-item>
              <text:p text:style-name="P41">Taxi</text:p>
            </text:list-item>
          </text:list>
        </text:list-item>
      </text:list>
      <text:p text:style-name="P15"/>
      <text:p text:style-name="P16">Which of the following options does not match the topic?</text:p>
      <text:p text:style-name="P16"/>
      <text:list xml:id="list184048138412324" text:continue-numbering="true" text:style-name="L3">
        <text:list-item>
          <text:p text:style-name="P41">Big cities</text:p>
          <text:list>
            <text:list-item>
              <text:p text:style-name="P41">Noise</text:p>
            </text:list-item>
            <text:list-item>
              <text:p text:style-name="P41">Crime</text:p>
            </text:list-item>
            <text:list-item>
              <text:p text:style-name="P41">Career opportunities</text:p>
            </text:list-item>
            <text:list-item>
              <text:p text:style-name="P41">Long distances</text:p>
            </text:list-item>
            <text:list-item>
              <text:p text:style-name="P41">Isolation</text:p>
            </text:list-item>
            <text:list-item>
              <text:p text:style-name="P41">High elevation</text:p>
            </text:list-item>
          </text:list>
        </text:list-item>
      </text:list>
      <text:p text:style-name="P15"/>
      <text:list xml:id="list184047978125861" text:continue-numbering="true" text:style-name="L3">
        <text:list-item>
          <text:p text:style-name="P41"><text:soft-page-break/>Cannabis products</text:p>
          <text:list>
            <text:list-item>
              <text:p text:style-name="P41">Medical use</text:p>
            </text:list-item>
            <text:list-item>
              <text:p text:style-name="P41">Addiction</text:p>
            </text:list-item>
            <text:list-item>
              <text:p text:style-name="P41">Brain damage</text:p>
            </text:list-item>
            <text:list-item>
              <text:p text:style-name="P41">Recreation</text:p>
            </text:list-item>
            <text:list-item>
              <text:p text:style-name="P41">Overdosing</text:p>
            </text:list-item>
            <text:list-item>
              <text:p text:style-name="P41">Cost</text:p>
            </text:list-item>
          </text:list>
        </text:list-item>
      </text:list>
      <text:p text:style-name="P15"/>
      <text:list xml:id="list184047559284297" text:continue-numbering="true" text:style-name="L3">
        <text:list-item>
          <text:p text:style-name="P41">e-commerce</text:p>
          <text:list>
            <text:list-item>
              <text:p text:style-name="P41">Variety of products</text:p>
            </text:list-item>
            <text:list-item>
              <text:p text:style-name="P41">Worldwide shipping</text:p>
            </text:list-item>
            <text:list-item>
              <text:p text:style-name="P41">Unstrusted suppliers</text:p>
            </text:list-item>
            <text:list-item>
              <text:p text:style-name="P41">Overconsumption</text:p>
            </text:list-item>
            <text:list-item>
              <text:p text:style-name="P41">Increased competition</text:p>
            </text:list-item>
            <text:list-item>
              <text:p text:style-name="P41">Reduced earnings for non-digitalised stores</text:p>
            </text:list-item>
          </text:list>
        </text:list-item>
      </text:list>
      <text:p text:style-name="P15"/>
      <text:p text:style-name="P15">Find the topic:</text:p>
      <text:p text:style-name="P15"/>
      <text:list xml:id="list184047004984821" text:continue-numbering="true" text:style-name="L3">
        <text:list-item>
          <text:p text:style-name="P41">drugs, gambling, isolation, drinking</text:p>
          <text:list>
            <text:list-item>
              <text:p text:style-name="P41">Nightlife</text:p>
            </text:list-item>
            <text:list-item>
              <text:p text:style-name="P41">Depression</text:p>
            </text:list-item>
            <text:list-item>
              <text:p text:style-name="P41">Addiction </text:p>
            </text:list-item>
            <text:list-item>
              <text:p text:style-name="P41">Unhealthy lifestyle</text:p>
            </text:list-item>
            <text:list-item>
              <text:p text:style-name="P41">Crime</text:p>
            </text:list-item>
            <text:list-item>
              <text:p text:style-name="P41">Violence</text:p>
            </text:list-item>
          </text:list>
        </text:list-item>
      </text:list>
      <text:p text:style-name="P15"/>
      <text:list xml:id="list184048362603899" text:continue-numbering="true" text:style-name="L3">
        <text:list-item>
          <text:p text:style-name="P41">drinking, music, art, company</text:p>
          <text:list>
            <text:list-item>
              <text:p text:style-name="P41">Vandalism</text:p>
            </text:list-item>
            <text:list-item>
              <text:p text:style-name="P41">Nightlife</text:p>
            </text:list-item>
            <text:list-item>
              <text:p text:style-name="P41">Camping</text:p>
            </text:list-item>
            <text:list-item>
              <text:p text:style-name="P41">Entrepreneurship</text:p>
            </text:list-item>
            <text:list-item>
              <text:p text:style-name="P41">Concert</text:p>
            </text:list-item>
            <text:list-item>
              <text:p text:style-name="P41">Cinema</text:p>
            </text:list-item>
          </text:list>
        </text:list-item>
      </text:list>
      <text:p text:style-name="P15"/>
      <text:p text:style-name="P16">Find the missing letter in the scrambled words</text:p>
      <text:p text:style-name="P16"/>
      <text:list xml:id="list184048629997540" text:continue-numbering="true" text:style-name="L3">
        <text:list-item>
          <text:p text:style-name="P43">-sreto</text:p>
          <text:list>
            <text:list-item>
              <text:p text:style-name="P43">t</text:p>
            </text:list-item>
            <text:list-item>
              <text:p text:style-name="P43">p</text:p>
            </text:list-item>
            <text:list-item>
              <text:p text:style-name="P43">h</text:p>
            </text:list-item>
            <text:list-item>
              <text:p text:style-name="P43">f</text:p>
            </text:list-item>
            <text:list-item>
              <text:p text:style-name="P43">b</text:p>
            </text:list-item>
            <text:list-item>
              <text:p text:style-name="P43">l</text:p>
            </text:list-item>
          </text:list>
        </text:list-item>
      </text:list>
      <text:p text:style-name="P16"/>
      <text:p text:style-name="P52"/>
      <text:list xml:id="list184047808815410" text:continue-numbering="true" text:style-name="L3">
        <text:list-item>
          <text:p text:style-name="P43">-naymet</text:p>
          <text:list>
            <text:list-item>
              <text:p text:style-name="P43">a</text:p>
            </text:list-item>
            <text:list-item>
              <text:p text:style-name="P43">s</text:p>
            </text:list-item>
            <text:list-item>
              <text:p text:style-name="P43">l</text:p>
            </text:list-item>
            <text:list-item>
              <text:p text:style-name="P43">p</text:p>
            </text:list-item>
            <text:list-item>
              <text:p text:style-name="P43">o</text:p>
            </text:list-item>
            <text:list-item>
              <text:p text:style-name="P43">v</text:p>
            </text:list-item>
          </text:list>
        </text:list-item>
      </text:list>
      <text:p text:style-name="P16"/>
      <text:list xml:id="list184046847872882" text:continue-numbering="true" text:style-name="L3">
        <text:list-item>
          <text:p text:style-name="P43">ruoster-</text:p>
          <text:list>
            <text:list-item>
              <text:p text:style-name="P43">c</text:p>
            </text:list-item>
            <text:list-item>
              <text:p text:style-name="P43">s</text:p>
            </text:list-item>
            <text:list-item>
              <text:p text:style-name="P43">b</text:p>
            </text:list-item>
            <text:list-item>
              <text:p text:style-name="P43">o</text:p>
            </text:list-item>
            <text:list-item>
              <text:p text:style-name="P43">f</text:p>
            </text:list-item>
            <text:list-item>
              <text:p text:style-name="P43">p</text:p>
            </text:list-item>
          </text:list>
        </text:list-item>
      </text:list>
      <text:p text:style-name="P16"/>
      <text:p text:style-name="P16">Find the odd one out:</text:p>
      <text:p text:style-name="P16"/>
      <text:list xml:id="list184047158403718" text:continue-numbering="true" text:style-name="L3">
        <text:list-item>
          <text:p text:style-name="P43"/>
          <text:list>
            <text:list-item>
              <text:p text:style-name="P43">LEABT</text:p>
            </text:list-item>
            <text:list-item>
              <text:p text:style-name="P43">RCHAI</text:p>
            </text:list-item>
            <text:list-item>
              <text:p text:style-name="P43">CCHOU</text:p>
            </text:list-item>
            <text:list-item>
              <text:p text:style-name="P43">WODNIW</text:p>
            </text:list-item>
            <text:list-item>
              <text:p text:style-name="P43">RWADRE</text:p>
            </text:list-item>
            <text:list-item>
              <text:p text:style-name="P43">RRROMI</text:p>
            </text:list-item>
          </text:list>
        </text:list-item>
      </text:list>
      <text:p text:style-name="P16"/>
      <text:list xml:id="list184048598217278" text:continue-numbering="true" text:style-name="L3">
        <text:list-item>
          <text:p text:style-name="P43"/>
          <text:list>
            <text:list-item>
              <text:p text:style-name="P43">RAWBRSTEYR</text:p>
            </text:list-item>
            <text:list-item>
              <text:p text:style-name="P43">DOAVCAO</text:p>
            </text:list-item>
            <text:list-item>
              <text:p text:style-name="P43">ERGONE</text:p>
            </text:list-item>
            <text:list-item>
              <text:p text:style-name="P43">ABACBEG</text:p>
            </text:list-item>
            <text:list-item>
              <text:p text:style-name="P43">CEPHA</text:p>
            </text:list-item>
            <text:list-item>
              <text:p text:style-name="P43">FRGRUTIPEA</text:p>
            </text:list-item>
          </text:list>
        </text:list-item>
      </text:list>
      <text:h text:style-name="P21" text:outline-level="1">Answer Key for Test 2</text:h>
      <text:list xml:id="list4259146645" text:style-name="L4">
        <text:list-item>
          <text:p text:style-name="P45">c</text:p>
        </text:list-item>
        <text:list-item>
          <text:p text:style-name="P45">b</text:p>
        </text:list-item>
        <text:list-item>
          <text:p text:style-name="P45">d</text:p>
        </text:list-item>
        <text:list-item>
          <text:p text:style-name="P45">c</text:p>
        </text:list-item>
        <text:list-item>
          <text:p text:style-name="P45">b</text:p>
        </text:list-item>
        <text:list-item>
          <text:p text:style-name="P45">a</text:p>
        </text:list-item>
        <text:list-item>
          <text:p text:style-name="P45">c</text:p>
        </text:list-item>
        <text:list-item>
          <text:p text:style-name="P45">a</text:p>
        </text:list-item>
        <text:list-item>
          <text:p text:style-name="P45">b</text:p>
        </text:list-item>
        <text:list-item>
          <text:p text:style-name="P45">b</text:p>
        </text:list-item>
        <text:list-item>
          <text:p text:style-name="P46">d</text:p>
        </text:list-item>
        <text:list-item>
          <text:p text:style-name="P46">f</text:p>
        </text:list-item>
        <text:list-item>
          <text:p text:style-name="P46">d</text:p>
        </text:list-item>
        <text:list-item>
          <text:p text:style-name="P46">d</text:p>
        </text:list-item>
        <text:list-item>
          <text:p text:style-name="P46">c</text:p>
        </text:list-item>
        <text:list-item>
          <text:p text:style-name="P46">f</text:p>
        </text:list-item>
        <text:list-item>
          <text:p text:style-name="P46">f</text:p>
        </text:list-item>
        <text:list-item>
          <text:p text:style-name="P46">d</text:p>
        </text:list-item>
        <text:list-item>
          <text:p text:style-name="P46">c</text:p>
        </text:list-item>
        <text:list-item>
          <text:p text:style-name="P46">e</text:p>
        </text:list-item>
        <text:list-item>
          <text:p text:style-name="P46">d</text:p>
        </text:list-item>
        <text:list-item>
          <text:p text:style-name="P46">d</text:p>
        </text:list-item>
        <text:list-item>
          <text:p text:style-name="P46">b</text:p>
        </text:list-item>
        <text:list-item>
          <text:p text:style-name="P46">d</text:p>
        </text:list-item>
        <text:list-item>
          <text:p text:style-name="P46">d</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Ubuntu1" svg:font-family="Ubuntu" style:font-adornments="Έντονα" style:font-family-generic="swiss" style:font-pitch="variable"/>
    <style:font-face style:name="Ubuntu2" svg:font-family="Ubuntu" style:font-adornments="Κανονικά"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Ubuntu2" fo:font-family="Ubuntu" style:font-style-name="Κανονικά"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Έντονα" style:font-family-generic="swiss" style:font-pitch="variable"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fo:font-size="10pt" officeooo:paragraph-rsid="001019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019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Βλάχου Χρυσή - </text:span>Παϊλας Κωνσταντίνος - Παπαϊωάννου Παναγιώτης - Τερζόγλου Θεόδωρος - Τσιρπάνης Θεόδωρος</text:p>
      </style:header>
      <loext:header-first>
        <text:p text:style-name="MP1"/>
      </loext:header-first>
      <style:footer>
        <text:p text:style-name="MP2"><text:page-number text:select-page="current">16</text:page-number></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30T15:09:50.116000000</meta:creation-date>
    <dc:date>2020-01-30T18:40:46.164000000</dc:date>
    <meta:editing-duration>PT58M49S</meta:editing-duration>
    <meta:editing-cycles>35</meta:editing-cycles>
    <meta:generator>LibreOffice/6.3.4.2$Windows_X86_64 LibreOffice_project/60da17e045e08f1793c57c00ba83cdfce946d0aa</meta:generator>
    <meta:document-statistic meta:table-count="0" meta:image-count="0" meta:object-count="0" meta:page-count="16" meta:paragraph-count="436" meta:word-count="2372" meta:character-count="12591" meta:non-whitespace-character-count="11037"/>
  </office:meta>
</office:document-meta>
</file>